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spark, then expanding to a moon and finally to a shining portal of the "afterlife"</text:p>
      <text:p text:style-name="Standard">3. Red or some other mono colored, textured imprints in the wall and other surfaces parallel to my eyes' ray cast. <text:s/>Likely square and falling from some other surface like a woman's period.</text:p>
      <text:p text:style-name="Standard">4. A soft embrace encompassing my body's contact points no matter the surface it touches, and this could possibly expand to bring a softness to the air embracing me</text:p>
      <text:p text:style-name="Standard">5. An adrenaline rush bringing unmatched clarity </text:p>
      <text:p text:style-name="Standard">6. Red or some other mono colored illustrations imprinted into the floor and other surfaces perpendicular to my eyes' ray cast. <text:s/>Traced with smidgens of rainbow outlines.</text:p>
      <text:p text:style-name="Standard">7. A sudden poetic or broken realization of various thoughts in the prefrontal cortex</text:p>
      <text:p text:style-name="Standard">8. Blackened splatters of objects textured into the floor somehow illustrating my natural will to die</text:p>
      <text:p text:style-name="Standard">9. Black hands receding to the environment as my prefrontal cortex loses overall sanity</text:p>
      <text:p text:style-name="Standard">10.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1T17:07:24.872000000</dc:date>
    <meta:editing-duration>PT41M21S</meta:editing-duration>
    <meta:editing-cycles>42</meta:editing-cycles>
    <meta:generator>LibreOffice/7.2.1.2$Windows_X86_64 LibreOffice_project/87b77fad49947c1441b67c559c339af8f3517e22</meta:generator>
    <meta:document-statistic meta:table-count="0" meta:image-count="0" meta:object-count="0" meta:page-count="189" meta:paragraph-count="2416" meta:word-count="122668" meta:character-count="679789" meta:non-whitespace-character-count="550891"/>
  </office:meta>
</office:document-meta>
</file>